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2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3.51mm" fo:margin-left="-0.23mm" table:align="left"/>
    </style:style>
    <style:style style:name="Table1.A" style:family="table-column">
      <style:table-column-properties style:column-width="59.32mm"/>
    </style:style>
    <style:style style:name="Table1.B" style:family="table-column">
      <style:table-column-properties style:column-width="13.09mm"/>
    </style:style>
    <style:style style:name="Table1.C" style:family="table-column">
      <style:table-column-properties style:column-width="8.41mm"/>
    </style:style>
    <style:style style:name="Table1.N" style:family="table-column">
      <style:table-column-properties style:column-width="8.55mm"/>
    </style:style>
    <style:style style:name="Table1.A1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1.B1" style:family="table-cell">
      <style:table-cell-properties style:vertical-align="middle" fo:padding="0.97mm" fo:border-left="0.25pt solid #000000" fo:border-right="none" fo:border-top="0.25pt solid #000000" fo:border-bottom="0.25pt solid #000000" style:writing-mode="lr-tb"/>
    </style:style>
    <style:style style:name="Table1.N1" style:family="table-cell">
      <style:table-cell-properties fo:padding="0.97mm" fo:border="0.25pt solid #000000" style:writing-mode="lr-tb"/>
    </style:style>
    <style:style style:name="Table1.A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B2" style:family="table-cell">
      <style:table-cell-properties style:vertical-align="middle" fo:padding="0.97mm" fo:border-left="0.25pt solid #000000" fo:border-right="none" fo:border-top="none" fo:border-bottom="0.25pt solid #000000" style:writing-mode="lr-tb"/>
    </style:style>
    <style:style style:name="Table1.C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D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E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F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G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H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I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J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K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L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N2" style:family="table-cell">
      <style:table-cell-properties fo:background-color="#ccff66" fo:padding="0.97m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A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C3" style:family="table-cell">
      <style:table-cell-properties fo:background-color="#99ff99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D3" style:family="table-cell">
      <style:table-cell-properties fo:background-color="#99ff99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E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F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G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H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I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J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K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L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M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N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D4" style:family="table-cell">
      <style:table-cell-properties fo:background-color="#9999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E4" style:family="table-cell">
      <style:table-cell-properties fo:background-color="#9999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F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G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H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I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J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K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L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M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N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C5" style:family="table-cell">
      <style:table-cell-properties fo:background-color="#ff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D5" style:family="table-cell">
      <style:table-cell-properties fo:background-color="#ff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E5" style:family="table-cell">
      <style:table-cell-properties fo:background-color="#ff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F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G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H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I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J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K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L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M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N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D6" style:family="table-cell">
      <style:table-cell-properties fo:background-color="#66ff00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E6" style:family="table-cell">
      <style:table-cell-properties fo:background-color="#66ff00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F6" style:family="table-cell">
      <style:table-cell-properties fo:background-color="#66ff00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G6" style:family="table-cell">
      <style:table-cell-properties fo:background-color="#66ff00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H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I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J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K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L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M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N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D7" style:family="table-cell">
      <style:table-cell-properties fo:background-color="#00cccc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E7" style:family="table-cell">
      <style:table-cell-properties fo:background-color="#00cccc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F7" style:family="table-cell">
      <style:table-cell-properties fo:background-color="#00cccc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G7" style:family="table-cell">
      <style:table-cell-properties fo:background-color="#00cccc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H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I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J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K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L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M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N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A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C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D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E8" style:family="table-cell">
      <style:table-cell-properties fo:background-color="#ff99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F8" style:family="table-cell">
      <style:table-cell-properties fo:background-color="#ff99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G8" style:family="table-cell">
      <style:table-cell-properties fo:background-color="#ff99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H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I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J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K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L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M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N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A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C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D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E9" style:family="table-cell">
      <style:table-cell-properties fo:background-color="#0066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F9" style:family="table-cell">
      <style:table-cell-properties fo:background-color="#0066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G9" style:family="table-cell">
      <style:table-cell-properties fo:background-color="#0066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H9" style:family="table-cell">
      <style:table-cell-properties fo:background-color="#0066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I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J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K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L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M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N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A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C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D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E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F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G10" style:family="table-cell">
      <style:table-cell-properties fo:background-color="#00cc33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H10" style:family="table-cell">
      <style:table-cell-properties fo:background-color="#00cc33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I10" style:family="table-cell">
      <style:table-cell-properties fo:background-color="#00cc33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J10" style:family="table-cell">
      <style:table-cell-properties fo:background-color="#00cc33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K10" style:family="table-cell">
      <style:table-cell-properties fo:background-color="#00cc33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L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M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N1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A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C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D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E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F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G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H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I11" style:family="table-cell">
      <style:table-cell-properties fo:background-color="#66ff99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J11" style:family="table-cell">
      <style:table-cell-properties fo:background-color="#66ff99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K11" style:family="table-cell">
      <style:table-cell-properties fo:background-color="#66ff99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L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M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N1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A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C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D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E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F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G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H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I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J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K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L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M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N1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89.69mm" table:align="center"/>
    </style:style>
    <style:style style:name="Table2.A" style:family="table-column">
      <style:table-column-properties style:column-width="46.02mm"/>
    </style:style>
    <style:style style:name="Table2.B" style:family="table-column">
      <style:table-column-properties style:column-width="20.41mm"/>
    </style:style>
    <style:style style:name="Table2.C" style:family="table-column">
      <style:table-column-properties style:column-width="10.57mm"/>
    </style:style>
    <style:style style:name="Table2.D" style:family="table-column">
      <style:table-column-properties style:column-width="12.7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114.74mm" table:align="center"/>
    </style:style>
    <style:style style:name="Table3.A" style:family="table-column">
      <style:table-column-properties style:column-width="10.94mm"/>
    </style:style>
    <style:style style:name="Table3.B" style:family="table-column">
      <style:table-column-properties style:column-width="47.78mm"/>
    </style:style>
    <style:style style:name="Table3.C" style:family="table-column">
      <style:table-column-properties style:column-width="14.04mm"/>
    </style:style>
    <style:style style:name="Table3.D" style:family="table-column">
      <style:table-column-properties style:column-width="41.98mm"/>
    </style:style>
    <style:style style:name="Table3.A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none" fo:border-top="none" fo:border-bottom="0.05pt solid #000000"/>
    </style:style>
    <style:style style:name="Table3.D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roid Sans2" fo:font-weight="bold" officeooo:rsid="001cf321" officeooo:paragraph-rsid="001cf321" fo:background-color="transparent" style:font-weight-asian="bold" style:font-weight-complex="bold"/>
    </style:style>
    <style:style style:name="P2" style:family="paragraph" style:parent-style-name="Standard">
      <style:text-properties style:font-name="Droid Sans2" officeooo:rsid="0012458d" officeooo:paragraph-rsid="0012458d"/>
    </style:style>
    <style:style style:name="P3" style:family="paragraph" style:parent-style-name="Standard">
      <style:text-properties style:font-name="Droid Sans2" officeooo:rsid="001a4389" officeooo:paragraph-rsid="0018450c" fo:background-color="#ccff66"/>
    </style:style>
    <style:style style:name="P4" style:family="paragraph" style:parent-style-name="Standard">
      <style:text-properties fo:color="#666666" style:font-name="Droid Sans2" fo:font-weight="bold" officeooo:rsid="0012458d" officeooo:paragraph-rsid="0012458d" style:font-weight-asian="bold" style:font-weight-complex="bold"/>
    </style:style>
    <style:style style:name="P5" style:family="paragraph" style:parent-style-name="Standard">
      <style:text-properties officeooo:paragraph-rsid="00120786"/>
    </style:style>
    <style:style style:name="P6" style:family="paragraph" style:parent-style-name="Standard">
      <style:paragraph-properties fo:margin-left="0mm" fo:margin-right="0mm" fo:text-indent="1.76mm" style:auto-text-indent="false" style:writing-mode="page"/>
      <style:text-properties style:font-name="Droid Sans2" fo:font-weight="bold" officeooo:rsid="001cf321" officeooo:paragraph-rsid="001cf321" fo:background-color="transparent" style:font-weight-asian="bold" style:font-weight-complex="bold"/>
    </style:style>
    <style:style style:name="P7" style:family="paragraph" style:parent-style-name="Text_20_body">
      <style:paragraph-properties fo:margin-top="0mm" fo:margin-bottom="1.06mm" style:contextual-spacing="false" style:writing-mode="page"/>
      <style:text-properties fo:color="#666666" style:font-name="Droid Sans2" officeooo:rsid="0012458d" officeooo:paragraph-rsid="001cf321"/>
    </style:style>
    <style:style style:name="P8" style:family="paragraph" style:parent-style-name="Text_20_body">
      <style:paragraph-properties fo:margin-top="0mm" fo:margin-bottom="1.06mm" style:contextual-spacing="false" style:writing-mode="page"/>
      <style:text-properties fo:color="#666666" style:font-name="Droid Sans2" fo:font-weight="normal" officeooo:rsid="0012458d" officeooo:paragraph-rsid="0014f17b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" officeooo:paragraph-rsid="00120786" fo:background-color="#99ff99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paragraph-rsid="00120786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weight="bold" officeooo:rsid="00120786" officeooo:paragraph-rsid="00120786" style:font-weight-asian="bold" style:font-weight-complex="bold" style:text-rotation-angle="0" style:text-rotation-scale="line-heigh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weight="bold" officeooo:paragraph-rsid="00120786" style:font-weight-asian="bold" style:font-weight-complex="bold" style:text-rotation-angle="0" style:text-rotation-scale="line-height"/>
    </style:style>
    <style:style style:name="P13" style:family="paragraph" style:parent-style-name="Table_20_Contents">
      <style:paragraph-properties fo:text-align="center" style:justify-single-word="false"/>
      <style:text-properties style:font-name="Droid Sans2" officeooo:rsid="0014f17b" officeooo:paragraph-rsid="0014f17b" style:text-rotation-angle="0" style:text-rotation-scale="line-height"/>
    </style:style>
    <style:style style:name="P14" style:family="paragraph" style:parent-style-name="Table_20_Contents">
      <style:paragraph-properties fo:text-align="center" style:justify-single-word="false"/>
      <style:text-properties style:font-name="Droid Sans2" officeooo:rsid="0035c517" officeooo:paragraph-rsid="0035c517" style:text-rotation-angle="0" style:text-rotation-scale="line-height"/>
    </style:style>
    <style:style style:name="P15" style:family="paragraph" style:parent-style-name="Table_20_Contents">
      <style:paragraph-properties fo:text-align="center" style:justify-single-word="false"/>
      <style:text-properties style:font-name="Droid Sans2" officeooo:rsid="0036f7dd" officeooo:paragraph-rsid="0036f7dd" style:text-rotation-angle="0" style:text-rotation-scale="line-height"/>
    </style:style>
    <style:style style:name="P16" style:family="paragraph" style:parent-style-name="Table_20_Contents">
      <style:paragraph-properties fo:text-align="center" style:justify-single-word="false"/>
      <style:text-properties style:font-name="Droid Sans2" fo:font-weight="bold" officeooo:rsid="0014f17b" officeooo:paragraph-rsid="0014f17b" style:font-weight-asian="bold" style:font-weight-complex="bold" style:text-rotation-angle="0" style:text-rotation-scale="line-height"/>
    </style:style>
    <style:style style:name="P17" style:family="paragraph" style:parent-style-name="Table_20_Contents">
      <style:paragraph-properties fo:text-align="center" style:justify-single-word="false"/>
      <style:text-properties style:font-name="Droid Sans2" fo:font-weight="bold" officeooo:rsid="001cf321" officeooo:paragraph-rsid="001cf321" style:font-weight-asian="bold" style:font-weight-complex="bold" style:text-rotation-angle="0" style:text-rotation-scale="line-height"/>
    </style:style>
    <style:style style:name="P18" style:family="paragraph" style:parent-style-name="Table_20_Contents">
      <style:text-properties style:font-name="Droid Sans2" fo:font-weight="bold" officeooo:rsid="0036f7dd" officeooo:paragraph-rsid="0036f7dd" style:font-weight-asian="bold" style:font-weight-complex="bold" style:text-rotation-angle="0" style:text-rotation-scale="line-height"/>
    </style:style>
    <style:style style:name="P19" style:family="paragraph" style:parent-style-name="Table_20_Contents">
      <style:paragraph-properties fo:text-align="center" style:justify-single-word="false"/>
      <style:text-properties style:font-name="Droid Sans2" fo:font-weight="bold" officeooo:rsid="0036f7dd" officeooo:paragraph-rsid="0036f7dd" style:font-weight-asian="bold" style:font-weight-complex="bold" style:text-rotation-angle="0" style:text-rotation-scale="line-height"/>
    </style:style>
    <style:style style:name="P20" style:family="paragraph" style:parent-style-name="Table_20_Contents">
      <style:paragraph-properties fo:text-align="center" style:justify-single-word="false"/>
      <style:text-properties style:font-name="Droid Sans2" fo:font-weight="bold" officeooo:rsid="0035c517" officeooo:paragraph-rsid="0035c517" style:font-weight-asian="bold" style:font-weight-complex="bold" style:text-rotation-angle="0" style:text-rotation-scale="line-height"/>
    </style:style>
    <style:style style:name="P21" style:family="paragraph" style:parent-style-name="Table_20_Contents">
      <style:paragraph-properties fo:text-align="center" style:justify-single-word="false"/>
      <style:text-properties style:font-name="Droid Sans2" fo:font-weight="bold" style:font-weight-asian="bold" style:font-weight-complex="bold" style:text-rotation-angle="0" style:text-rotation-scale="line-height"/>
    </style:style>
    <style:style style:name="P22" style:family="paragraph" style:parent-style-name="Table_20_Contents">
      <style:paragraph-properties fo:text-align="center" style:justify-single-word="false"/>
      <style:text-properties style:font-name="Droid Sans2" fo:font-weight="normal" officeooo:rsid="0014f17b" officeooo:paragraph-rsid="0014f17b" style:font-weight-asian="normal" style:font-weight-complex="normal" style:text-rotation-angle="0" style:text-rotation-scale="line-height"/>
    </style:style>
    <style:style style:name="P23" style:family="paragraph" style:parent-style-name="Table_20_Contents">
      <style:paragraph-properties fo:text-align="center" style:justify-single-word="false"/>
      <style:text-properties style:font-name="Droid Sans2" fo:font-weight="normal" officeooo:rsid="0036f7dd" officeooo:paragraph-rsid="0036f7dd" style:font-weight-asian="normal" style:font-weight-complex="normal" style:text-rotation-angle="0" style:text-rotation-scale="line-height"/>
    </style:style>
    <style:style style:name="P24" style:family="paragraph" style:parent-style-name="Titulo_20_2">
      <style:text-properties officeooo:paragraph-rsid="00120786" fo:background-color="#99ff66"/>
    </style:style>
    <style:style style:name="P25" style:family="paragraph" style:parent-style-name="Titulo_20_2">
      <style:text-properties officeooo:paragraph-rsid="00120786" style:font-weight-complex="bold"/>
    </style:style>
    <style:style style:name="P26" style:family="paragraph" style:parent-style-name="Titulo_20_2">
      <style:text-properties officeooo:paragraph-rsid="00120786"/>
    </style:style>
    <style:style style:name="P27" style:family="paragraph" style:parent-style-name="Titulo_20_2">
      <style:paragraph-properties fo:text-align="center" style:justify-single-word="false"/>
      <style:text-properties fo:font-weight="normal" officeooo:rsid="00120786" officeooo:paragraph-rsid="00120786" fo:background-color="#99ff66" style:font-weight-asian="normal" style:font-weight-complex="normal"/>
    </style:style>
    <style:style style:name="P28" style:family="paragraph" style:parent-style-name="Titulo_20_2">
      <style:paragraph-properties fo:text-align="center" style:justify-single-word="false"/>
      <style:text-properties fo:font-weight="normal" officeooo:rsid="00120786" officeooo:paragraph-rsid="00120786" style:font-weight-asian="normal" style:font-weight-complex="normal"/>
    </style:style>
    <style:style style:name="P29" style:family="paragraph" style:parent-style-name="Standard">
      <style:paragraph-properties fo:margin-left="0mm" fo:margin-right="0mm" fo:text-indent="0mm" style:auto-text-indent="false"/>
      <style:text-properties style:font-name="Droid Sans2" fo:font-size="12pt" fo:font-weight="bold" officeooo:rsid="004285e9" officeooo:paragraph-rsid="004285e9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left="0mm" fo:margin-right="0mm" fo:text-indent="0mm" style:auto-text-indent="false"/>
      <style:text-properties style:font-name="Droid Sans2" fo:font-size="12pt" fo:font-weight="bold" officeooo:rsid="0042fbae" officeooo:paragraph-rsid="0042fbae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left="0mm" fo:margin-right="0mm" fo:text-indent="0mm" style:auto-text-indent="false"/>
      <style:text-properties style:font-name="Droid Sans2" fo:font-size="12pt" fo:font-weight="bold" officeooo:rsid="0045afd6" officeooo:paragraph-rsid="0045afd6" fo:background-color="transparent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left="0mm" fo:margin-right="0mm" fo:text-indent="0mm" style:auto-text-indent="false"/>
      <style:text-properties style:font-name="Droid Sans2" fo:font-size="12pt" fo:font-weight="normal" officeooo:rsid="00b2447e" officeooo:paragraph-rsid="004285e9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mm" fo:margin-right="0mm" fo:text-indent="0mm" style:auto-text-indent="false"/>
      <style:text-properties style:font-name="Droid Sans2" fo:font-size="12pt" fo:font-weight="normal" officeooo:rsid="0042fbae" officeooo:paragraph-rsid="0042fbae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mm" fo:margin-right="0mm" fo:text-indent="0mm" style:auto-text-indent="false"/>
      <style:text-properties style:font-name="Droid Sans2" fo:font-size="12pt" fo:font-weight="normal" officeooo:rsid="0045afd6" officeooo:paragraph-rsid="0045afd6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mm" fo:margin-right="0mm" fo:text-indent="0mm" style:auto-text-indent="false"/>
      <style:text-properties style:font-name="Droid Sans2" fo:font-size="12pt" fo:font-weight="normal" officeooo:rsid="0047b627" officeooo:paragraph-rsid="0047b627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mm" fo:margin-right="0mm" fo:text-indent="0mm" style:auto-text-indent="false"/>
      <style:text-properties style:font-name="Droid Sans2" fo:font-size="12pt" fo:font-weight="normal" officeooo:rsid="004e3be8" officeooo:paragraph-rsid="004e3be8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mm" fo:margin-right="0mm" fo:text-indent="0mm" style:auto-text-indent="false"/>
      <style:text-properties style:font-name="Droid Sans2" fo:font-size="12pt" fo:font-weight="normal" officeooo:rsid="00517d48" officeooo:paragraph-rsid="00517d48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mm" fo:margin-right="0mm" fo:text-indent="0mm" style:auto-text-indent="false"/>
      <style:text-properties style:font-name="Droid Sans2" fo:font-size="12pt" fo:font-weight="normal" officeooo:rsid="004285e9" officeooo:paragraph-rsid="004285e9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mm" fo:margin-right="0mm" fo:text-indent="0mm" style:auto-text-indent="false"/>
      <style:text-properties style:font-name="Droid Sans2" fo:font-size="12pt" fo:font-weight="normal" officeooo:rsid="0045afd6" officeooo:paragraph-rsid="0045afd6" fo:background-color="transparent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mm" fo:margin-right="0mm" fo:text-indent="0mm" style:auto-text-indent="false"/>
      <style:text-properties style:font-name="Droid Sans2" fo:font-size="12pt" fo:font-weight="normal" officeooo:rsid="0045afd6" officeooo:paragraph-rsid="0042fbae" fo:background-color="transparent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mm" fo:margin-right="0mm" fo:text-indent="0mm" style:auto-text-indent="false"/>
      <style:text-properties style:font-name="Droid Sans2" fo:font-size="12pt" fo:font-weight="normal" officeooo:rsid="0047b627" officeooo:paragraph-rsid="0047b627" fo:background-color="transparent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mm" fo:margin-right="0mm" fo:text-indent="0mm" style:auto-text-indent="false"/>
      <style:text-properties style:font-name="Droid Sans2" fo:font-size="12pt" fo:font-weight="normal" officeooo:rsid="00498edc" officeooo:paragraph-rsid="00498edc" fo:background-color="transparent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mm" fo:margin-right="0mm" fo:text-indent="0mm" style:auto-text-indent="false"/>
      <style:text-properties style:font-name="Droid Sans2" fo:font-size="12pt" fo:font-weight="normal" officeooo:rsid="0049f573" officeooo:paragraph-rsid="0049f573" fo:background-color="transparent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mm" fo:margin-right="0mm" fo:text-indent="0mm" style:auto-text-indent="false"/>
      <style:text-properties style:font-name="Droid Sans2" fo:font-size="12pt" fo:font-weight="normal" officeooo:rsid="004b025a" officeooo:paragraph-rsid="004b025a" fo:background-color="transparent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mm" fo:margin-right="0mm" fo:text-indent="0mm" style:auto-text-indent="false"/>
      <style:text-properties style:font-name="Droid Sans2" fo:font-size="12pt" fo:font-weight="normal" officeooo:rsid="004d4aa2" officeooo:paragraph-rsid="004d4aa2" fo:background-color="transparent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mm" fo:margin-right="0mm" fo:text-indent="0mm" style:auto-text-indent="false"/>
      <style:text-properties style:font-name="Droid Sans2" fo:font-size="12pt" fo:font-weight="normal" officeooo:rsid="0042fbae" officeooo:paragraph-rsid="0042fbae" fo:background-color="transparent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mm" fo:margin-right="0mm" fo:text-indent="0mm" style:auto-text-indent="false"/>
      <style:text-properties style:font-name="Droid Sans2" fo:font-size="12pt" fo:font-weight="normal" officeooo:rsid="0052a1da" officeooo:paragraph-rsid="0052a1da" fo:background-color="transparent" style:font-size-asian="12pt" style:font-weight-asian="normal" style:font-size-complex="12pt" style:font-weight-complex="normal"/>
    </style:style>
    <style:style style:name="P48" style:family="paragraph" style:parent-style-name="Text_20_body">
      <style:text-properties fo:color="#666666" style:font-name="Droid Sans2" fo:font-weight="bold" officeooo:rsid="0018450c" officeooo:paragraph-rsid="0018450c" style:font-weight-asian="bold" style:font-weight-complex="bold"/>
    </style:style>
    <style:style style:name="P49" style:family="paragraph" style:parent-style-name="Standard" style:list-style-name="L1">
      <style:paragraph-properties fo:margin-left="0mm" fo:margin-right="0mm" fo:line-height="150%" fo:text-indent="1.76mm" style:auto-text-indent="false" style:writing-mode="page"/>
      <style:text-properties style:font-name="Droid Sans2" fo:font-weight="normal" officeooo:rsid="001cf321" officeooo:paragraph-rsid="001cf321" fo:background-color="transparent" style:font-weight-asian="normal" style:font-weight-complex="normal"/>
    </style:style>
    <style:style style:name="P50" style:family="paragraph" style:parent-style-name="Standard" style:list-style-name="L1">
      <style:paragraph-properties fo:margin-left="0mm" fo:margin-right="0mm" fo:line-height="150%" fo:text-indent="1.76mm" style:auto-text-indent="false" style:writing-mode="page"/>
      <style:text-properties style:font-name="Droid Sans2" fo:font-weight="normal" officeooo:rsid="001cf321" officeooo:paragraph-rsid="00213072" fo:background-color="transparent" style:font-weight-asian="normal" style:font-weight-complex="normal"/>
    </style:style>
    <style:style style:name="P51" style:family="paragraph" style:parent-style-name="Standard" style:list-style-name="L1">
      <style:paragraph-properties fo:margin-left="0mm" fo:margin-right="0mm" fo:line-height="150%" fo:text-indent="1.76mm" style:auto-text-indent="false" style:writing-mode="page"/>
      <style:text-properties style:font-name="Droid Sans2" fo:font-weight="normal" officeooo:rsid="0035218e" officeooo:paragraph-rsid="0035218e" fo:background-color="transparent" style:font-weight-asian="normal" style:font-weight-complex="normal"/>
    </style:style>
    <style:style style:name="P52" style:family="paragraph" style:parent-style-name="Standard" style:list-style-name="L1">
      <style:paragraph-properties fo:margin-left="0mm" fo:margin-right="0mm" fo:line-height="150%" fo:text-indent="1.76mm" style:auto-text-indent="false" style:writing-mode="page"/>
      <style:text-properties style:font-name="Droid Sans2" fo:font-weight="normal" officeooo:rsid="0020ce8e" officeooo:paragraph-rsid="0020ce8e" fo:background-color="transparent" style:font-weight-asian="normal" style:font-weight-complex="normal"/>
    </style:style>
    <style:style style:name="P53" style:family="paragraph" style:parent-style-name="Standard" style:list-style-name="L1">
      <style:paragraph-properties fo:margin-left="0mm" fo:margin-right="0mm" fo:line-height="150%" fo:text-indent="1.76mm" style:auto-text-indent="false" style:writing-mode="page"/>
      <style:text-properties style:font-name="Droid Sans2" fo:font-weight="normal" officeooo:rsid="0020ce8e" officeooo:paragraph-rsid="00282c95" fo:background-color="transparent" style:font-weight-asian="normal" style:font-weight-complex="normal"/>
    </style:style>
    <style:style style:name="P54" style:family="paragraph" style:parent-style-name="Standard" style:list-style-name="L1">
      <style:paragraph-properties fo:margin-left="0mm" fo:margin-right="0mm" fo:line-height="150%" fo:text-indent="1.76mm" style:auto-text-indent="false" style:writing-mode="page"/>
      <style:text-properties style:font-name="Droid Sans2" fo:font-weight="normal" officeooo:rsid="0027f1e2" officeooo:paragraph-rsid="0027f1e2" fo:background-color="transparent" style:font-weight-asian="normal" style:font-weight-complex="normal"/>
    </style:style>
    <style:style style:name="P55" style:family="paragraph" style:parent-style-name="Standard" style:list-style-name="L2">
      <style:paragraph-properties fo:margin-left="25.05mm" fo:margin-right="0mm" fo:line-height="150%" fo:text-indent="1.76mm" style:auto-text-indent="false" style:writing-mode="page"/>
      <style:text-properties style:font-name="Droid Sans2" fo:font-weight="normal" officeooo:rsid="001cf321" officeooo:paragraph-rsid="001cf321" fo:background-color="transparent" style:font-weight-asian="normal" style:font-weight-complex="normal"/>
    </style:style>
    <style:style style:name="P56" style:family="paragraph" style:parent-style-name="Standard" style:list-style-name="L2">
      <style:paragraph-properties fo:margin-left="25.05mm" fo:margin-right="0mm" fo:line-height="150%" fo:text-indent="1.76mm" style:auto-text-indent="false" style:writing-mode="page"/>
      <style:text-properties style:font-name="Droid Sans2" fo:font-weight="normal" officeooo:rsid="001cf321" officeooo:paragraph-rsid="00213072" fo:background-color="transparent" style:font-weight-asian="normal" style:font-weight-complex="normal"/>
    </style:style>
    <style:style style:name="P57" style:family="paragraph" style:parent-style-name="Standard" style:list-style-name="L3">
      <style:paragraph-properties fo:margin-left="25.05mm" fo:margin-right="0mm" fo:line-height="150%" fo:text-indent="1.76mm" style:auto-text-indent="false" style:writing-mode="page"/>
      <style:text-properties officeooo:paragraph-rsid="002a4766"/>
    </style:style>
    <style:style style:name="P58" style:family="paragraph" style:parent-style-name="Standard" style:list-style-name="L4">
      <style:paragraph-properties fo:margin-left="25.05mm" fo:margin-right="0mm" fo:line-height="150%" fo:text-indent="1.76mm" style:auto-text-indent="false" style:writing-mode="page"/>
      <style:text-properties officeooo:paragraph-rsid="0020ce8e"/>
    </style:style>
    <style:style style:name="P59" style:family="paragraph" style:parent-style-name="Standard" style:list-style-name="L5">
      <style:paragraph-properties fo:margin-left="0mm" fo:margin-right="0mm" fo:line-height="150%" fo:text-indent="0mm" style:auto-text-indent="false" style:writing-mode="page"/>
      <style:text-properties officeooo:rsid="003dcb5f" officeooo:paragraph-rsid="003dcb5f"/>
    </style:style>
    <style:style style:name="P60" style:family="paragraph" style:parent-style-name="Standard" style:list-style-name="L4">
      <style:paragraph-properties fo:margin-left="0mm" fo:margin-right="0mm" fo:line-height="150%" fo:text-indent="0mm" style:auto-text-indent="false" style:writing-mode="page"/>
      <style:text-properties style:font-name="Droid Sans2" fo:font-weight="normal" officeooo:rsid="0020ce8e" officeooo:paragraph-rsid="0020ce8e" fo:background-color="transparent" style:font-weight-asian="normal" style:font-weight-complex="normal"/>
    </style:style>
    <style:style style:name="P61" style:family="paragraph" style:parent-style-name="Heading_20_2">
      <style:text-properties fo:color="#666666"/>
    </style:style>
    <style:style style:name="P62" style:family="paragraph" style:parent-style-name="Heading_20_3">
      <style:text-properties style:use-window-font-color="true"/>
    </style:style>
    <style:style style:name="T1" style:family="text">
      <style:text-properties officeooo:rsid="0014f17b"/>
    </style:style>
    <style:style style:name="T2" style:family="text">
      <style:text-properties style:font-name="Droid Sans2"/>
    </style:style>
    <style:style style:name="T3" style:family="text">
      <style:text-properties style:font-name="Droid Sans2" fo:font-weight="normal" fo:background-color="transparent" loext:char-shading-value="0" style:font-weight-asian="normal" style:font-weight-complex="normal"/>
    </style:style>
    <style:style style:name="T4" style:family="text">
      <style:text-properties style:font-name="Droid Sans2" fo:font-weight="normal" officeooo:rsid="0020ce8e" fo:background-color="transparent" loext:char-shading-value="0" style:font-weight-asian="normal" style:font-weight-complex="normal"/>
    </style:style>
    <style:style style:name="T5" style:family="text">
      <style:text-properties style:font-name="Droid Sans2" fo:font-weight="normal" officeooo:rsid="00213072" fo:background-color="transparent" loext:char-shading-value="0" style:font-weight-asian="normal" style:font-weight-complex="normal"/>
    </style:style>
    <style:style style:name="T6" style:family="text">
      <style:text-properties style:font-name="Droid Sans2" fo:font-weight="normal" officeooo:rsid="0025e8e0" fo:background-color="transparent" loext:char-shading-value="0" style:font-weight-asian="normal" style:font-weight-complex="normal"/>
    </style:style>
    <style:style style:name="T7" style:family="text">
      <style:text-properties style:font-name="Droid Sans2" fo:font-weight="normal" officeooo:rsid="00278594" fo:background-color="transparent" loext:char-shading-value="0" style:font-weight-asian="normal" style:font-weight-complex="normal"/>
    </style:style>
    <style:style style:name="T8" style:family="text">
      <style:text-properties style:font-name="Droid Sans2" fo:font-weight="normal" officeooo:rsid="003f433d" fo:background-color="transparent" loext:char-shading-value="0" style:font-weight-asian="normal" style:font-weight-complex="normal"/>
    </style:style>
    <style:style style:name="T9" style:family="text">
      <style:text-properties style:font-name="Droid Sans2" fo:font-weight="normal" officeooo:rsid="0040f895" fo:background-color="transparent" loext:char-shading-value="0" style:font-weight-asian="normal" style:font-weight-complex="normal"/>
    </style:style>
    <style:style style:name="T10" style:family="text">
      <style:text-properties style:font-name="Droid Sans2" officeooo:rsid="0020ce8e"/>
    </style:style>
    <style:style style:name="T11" style:family="text">
      <style:text-properties style:font-name="Droid Sans2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12" style:family="text">
      <style:text-properties officeooo:rsid="001b5d44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8450c" style:font-weight-asian="bold" style:font-weight-complex="bold"/>
    </style:style>
    <style:style style:name="T15" style:family="text">
      <style:text-properties fo:font-weight="bold" officeooo:rsid="001cf321" style:font-weight-asian="bold" style:font-weight-complex="bold"/>
    </style:style>
    <style:style style:name="T16" style:family="text">
      <style:text-properties fo:font-weight="bold" officeooo:rsid="0020ce8e" style:font-weight-asian="bold" style:font-weight-complex="bold"/>
    </style:style>
    <style:style style:name="T17" style:family="text">
      <style:text-properties officeooo:rsid="0020ce8e"/>
    </style:style>
    <style:style style:name="T18" style:family="text">
      <style:text-properties officeooo:rsid="00213072"/>
    </style:style>
    <style:style style:name="T19" style:family="text">
      <style:text-properties fo:background-color="transparent" loext:char-shading-value="0"/>
    </style:style>
    <style:style style:name="T20" style:family="text">
      <style:text-properties officeooo:rsid="004285e9" fo:background-color="transparent" loext:char-shading-value="0"/>
    </style:style>
    <style:style style:name="T21" style:family="text">
      <style:text-properties officeooo:rsid="0045afd6" fo:background-color="transparent" loext:char-shading-value="0"/>
    </style:style>
    <style:style style:name="T22" style:family="text">
      <style:text-properties officeooo:rsid="0047b627" fo:background-color="transparent" loext:char-shading-value="0"/>
    </style:style>
    <style:style style:name="T23" style:family="text">
      <style:text-properties officeooo:rsid="00486af8" fo:background-color="transparent" loext:char-shading-value="0"/>
    </style:style>
    <style:style style:name="T24" style:family="text">
      <style:text-properties officeooo:rsid="00504053" fo:background-color="transparent" loext:char-shading-value="0"/>
    </style:style>
    <style:style style:name="T25" style:family="text">
      <style:text-properties officeooo:rsid="00544e54" fo:background-color="transparent" loext:char-shading-value="0"/>
    </style:style>
    <style:style style:name="T26" style:family="text">
      <style:text-properties officeooo:rsid="00585b23" fo:background-color="transparent" loext:char-shading-value="0"/>
    </style:style>
    <style:style style:name="T27" style:family="text">
      <style:text-properties officeooo:rsid="004285e9"/>
    </style:style>
    <style:style style:name="T28" style:family="text">
      <style:text-properties officeooo:rsid="004e7a30" fo:background-color="#ccff00" loext:char-shading-value="0"/>
    </style:style>
    <style:style style:name="T29" style:family="text">
      <style:text-properties officeooo:rsid="005ce48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forme reunión con Tutor</text:h>
      <text:h text:style-name="P61" text:outline-level="2">16 junio 2017</text:h>
      <text:p text:style-name="P4"/>
      <text:h text:style-name="Heading_20_2" text:outline-level="2">Fase 2 del proyecto</text:h>
      <text:p text:style-name="P7"><text:span text:style-name="T14">8va semana fase 2</text:span><text:span text:style-name="T15"> </text:span></text:p>
      <text:p text:style-name="P7">3era semana abril – 3era semana agosto</text:p>
      <text:p text:style-name="P8">12 semanas, 60 <text:span text:style-name="T1">días</text:span>, 480 horas</text:p>
      <text:p text:style-name="P48"/>
      <text:h text:style-name="P62" text:outline-level="3">Lo que se había planeado <text:span text:style-name="T12">hacer</text:span></text:h>
      <table:table table:name="Table1" table:style-name="Table1">
        <table:table-column table:style-name="Table1.A"/>
        <table:table-column table:style-name="Table1.B"/>
        <table:table-column table:style-name="Table1.C" table:number-columns-repeated="11"/>
        <table:table-column table:style-name="Table1.N"/>
        <table:table-row>
          <table:table-cell table:style-name="Table1.A1" office:value-type="string">
            <text:p text:style-name="P11">Tarea</text:p>
          </table:table-cell>
          <table:table-cell table:style-name="Table1.B1" office:value-type="string">
            <text:p text:style-name="P12">%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2">2</text:p>
          </table:table-cell>
          <table:table-cell table:style-name="Table1.A1" office:value-type="string">
            <text:p text:style-name="P12">3</text:p>
          </table:table-cell>
          <table:table-cell table:style-name="Table1.A1" office:value-type="string">
            <text:p text:style-name="P12">4</text:p>
          </table:table-cell>
          <table:table-cell table:style-name="Table1.A1" office:value-type="string">
            <text:p text:style-name="P12">5</text:p>
          </table:table-cell>
          <table:table-cell table:style-name="Table1.A1" office:value-type="string">
            <text:p text:style-name="P12">6</text:p>
          </table:table-cell>
          <table:table-cell table:style-name="Table1.A1" office:value-type="string">
            <text:p text:style-name="P12">7</text:p>
          </table:table-cell>
          <table:table-cell table:style-name="Table1.A1" office:value-type="string">
            <text:p text:style-name="P12">8</text:p>
          </table:table-cell>
          <table:table-cell table:style-name="Table1.A1" office:value-type="string">
            <text:p text:style-name="P12">9</text:p>
          </table:table-cell>
          <table:table-cell table:style-name="Table1.A1" office:value-type="string">
            <text:p text:style-name="P12">10</text:p>
          </table:table-cell>
          <table:table-cell table:style-name="Table1.A1" office:value-type="string">
            <text:p text:style-name="P12">11</text:p>
          </table:table-cell>
          <table:table-cell table:style-name="Table1.N1" office:value-type="string">
            <text:p text:style-name="P12">12</text:p>
          </table:table-cell>
        </table:table-row>
        <table:table-row>
          <table:table-cell table:style-name="Table1.A11" office:value-type="string">
            <text:p text:style-name="P24">0 Informe banco de medición de figura de ruido</text:p>
          </table:table-cell>
          <table:table-cell table:style-name="Table1.B2" office:value-type="string">
            <text:p text:style-name="P27">70</text:p>
          </table:table-cell>
          <table:table-cell table:style-name="Table1.C2" office:value-type="string">
            <text:p text:style-name="P9"/>
          </table:table-cell>
          <table:table-cell table:style-name="Table1.D2" office:value-type="string">
            <text:p text:style-name="P9"/>
          </table:table-cell>
          <table:table-cell table:style-name="Table1.G2" office:value-type="string">
            <text:p text:style-name="P9"/>
          </table:table-cell>
          <table:table-cell table:style-name="Table1.F2" office:value-type="string">
            <text:p text:style-name="P9"/>
          </table:table-cell>
          <table:table-cell table:style-name="Table1.G2" office:value-type="string">
            <text:p text:style-name="P9"/>
          </table:table-cell>
          <table:table-cell table:style-name="Table1.H2" office:value-type="string">
            <text:p text:style-name="P9"/>
          </table:table-cell>
          <table:table-cell table:style-name="Table1.I2" office:value-type="string">
            <text:p text:style-name="P9"/>
          </table:table-cell>
          <table:table-cell table:style-name="Table1.J2" office:value-type="string">
            <text:p text:style-name="P9"/>
          </table:table-cell>
          <table:table-cell table:style-name="Table1.K2" office:value-type="string">
            <text:p text:style-name="P9"/>
          </table:table-cell>
          <table:table-cell table:style-name="Table1.L2" office:value-type="string">
            <text:p text:style-name="P9"/>
          </table:table-cell>
          <table:table-cell table:style-name="Table1.M2" office:value-type="string">
            <text:p text:style-name="P9"/>
          </table:table-cell>
          <table:table-cell table:style-name="Table1.N2" office:value-type="string">
            <text:p text:style-name="P9"/>
          </table:table-cell>
        </table:table-row>
        <table:table-row>
          <table:table-cell table:style-name="Table1.A11" office:value-type="string">
            <text:p text:style-name="P26">1 Diagrama conceptual de equipo prototipo.</text:p>
          </table:table-cell>
          <table:table-cell table:style-name="Table1.B2" office:value-type="string">
            <text:p text:style-name="P28">100</text:p>
          </table:table-cell>
          <table:table-cell table:style-name="Table1.C3" office:value-type="string">
            <text:p text:style-name="P10"/>
          </table:table-cell>
          <table:table-cell table:style-name="Table1.D3" office:value-type="string">
            <text:p text:style-name="P10"/>
          </table:table-cell>
          <table:table-cell table:style-name="Table1.G11" office:value-type="string">
            <text:p text:style-name="P10"/>
          </table:table-cell>
          <table:table-cell table:style-name="Table1.F3" office:value-type="string">
            <text:p text:style-name="P10"/>
          </table:table-cell>
          <table:table-cell table:style-name="Table1.G11" office:value-type="string">
            <text:p text:style-name="P10"/>
          </table:table-cell>
          <table:table-cell table:style-name="Table1.H3" office:value-type="string">
            <text:p text:style-name="P10"/>
          </table:table-cell>
          <table:table-cell table:style-name="Table1.I9" office:value-type="string">
            <text:p text:style-name="P10"/>
          </table:table-cell>
          <table:table-cell table:style-name="Table1.J3" office:value-type="string">
            <text:p text:style-name="P10"/>
          </table:table-cell>
          <table:table-cell table:style-name="Table1.K9" office:value-type="string">
            <text:p text:style-name="P10"/>
          </table:table-cell>
          <table:table-cell table:style-name="Table1.L3" office:value-type="string">
            <text:p text:style-name="P10"/>
          </table:table-cell>
          <table:table-cell table:style-name="Table1.M11" office:value-type="string">
            <text:p text:style-name="P10"/>
          </table:table-cell>
          <table:table-cell table:style-name="Table1.N3" office:value-type="string">
            <text:p text:style-name="P10"/>
          </table:table-cell>
        </table:table-row>
        <table:table-row>
          <table:table-cell table:style-name="Table1.A11" office:value-type="string">
            <text:p text:style-name="P26">2 Plantear estrategias de diseño del prototipo general.</text:p>
          </table:table-cell>
          <table:table-cell table:style-name="Table1.B2" office:value-type="string">
            <text:p text:style-name="P28">80</text:p>
          </table:table-cell>
          <table:table-cell table:style-name="Table1.C11" office:value-type="string">
            <text:p text:style-name="P10"/>
          </table:table-cell>
          <table:table-cell table:style-name="Table1.D4" office:value-type="string">
            <text:p text:style-name="P10"/>
          </table:table-cell>
          <table:table-cell table:style-name="Table1.E4" office:value-type="string">
            <text:p text:style-name="P10"/>
          </table:table-cell>
          <table:table-cell table:style-name="Table1.F4" office:value-type="string">
            <text:p text:style-name="P10"/>
          </table:table-cell>
          <table:table-cell table:style-name="Table1.G11" office:value-type="string">
            <text:p text:style-name="P10"/>
          </table:table-cell>
          <table:table-cell table:style-name="Table1.H4" office:value-type="string">
            <text:p text:style-name="P10"/>
          </table:table-cell>
          <table:table-cell table:style-name="Table1.I9" office:value-type="string">
            <text:p text:style-name="P10"/>
          </table:table-cell>
          <table:table-cell table:style-name="Table1.J4" office:value-type="string">
            <text:p text:style-name="P10"/>
          </table:table-cell>
          <table:table-cell table:style-name="Table1.K9" office:value-type="string">
            <text:p text:style-name="P10"/>
          </table:table-cell>
          <table:table-cell table:style-name="Table1.L4" office:value-type="string">
            <text:p text:style-name="P10"/>
          </table:table-cell>
          <table:table-cell table:style-name="Table1.M11" office:value-type="string">
            <text:p text:style-name="P10"/>
          </table:table-cell>
          <table:table-cell table:style-name="Table1.N4" office:value-type="string">
            <text:p text:style-name="P10"/>
          </table:table-cell>
        </table:table-row>
        <table:table-row>
          <table:table-cell table:style-name="Table1.A11" office:value-type="string">
            <text:p text:style-name="P26">3 Selección de componentes.</text:p>
          </table:table-cell>
          <table:table-cell table:style-name="Table1.B2" office:value-type="string">
            <text:p text:style-name="P28">60</text:p>
          </table:table-cell>
          <table:table-cell table:style-name="Table1.C5" office:value-type="string">
            <text:p text:style-name="P10"/>
          </table:table-cell>
          <table:table-cell table:style-name="Table1.D5" office:value-type="string">
            <text:p text:style-name="P10"/>
          </table:table-cell>
          <table:table-cell table:style-name="Table1.E5" office:value-type="string">
            <text:p text:style-name="P10"/>
          </table:table-cell>
          <table:table-cell table:style-name="Table1.F5" office:value-type="string">
            <text:p text:style-name="P10"/>
          </table:table-cell>
          <table:table-cell table:style-name="Table1.G11" office:value-type="string">
            <text:p text:style-name="P10"/>
          </table:table-cell>
          <table:table-cell table:style-name="Table1.H5" office:value-type="string">
            <text:p text:style-name="P10"/>
          </table:table-cell>
          <table:table-cell table:style-name="Table1.I9" office:value-type="string">
            <text:p text:style-name="P10"/>
          </table:table-cell>
          <table:table-cell table:style-name="Table1.J5" office:value-type="string">
            <text:p text:style-name="P10"/>
          </table:table-cell>
          <table:table-cell table:style-name="Table1.K9" office:value-type="string">
            <text:p text:style-name="P10"/>
          </table:table-cell>
          <table:table-cell table:style-name="Table1.L5" office:value-type="string">
            <text:p text:style-name="P10"/>
          </table:table-cell>
          <table:table-cell table:style-name="Table1.M11" office:value-type="string">
            <text:p text:style-name="P10"/>
          </table:table-cell>
          <table:table-cell table:style-name="Table1.N5" office:value-type="string">
            <text:p text:style-name="P10"/>
          </table:table-cell>
        </table:table-row>
        <table:table-row>
          <table:table-cell table:style-name="Table1.A11" office:value-type="string">
            <text:p text:style-name="P25">4 Investigación desarrollo empleando microcontrolador núcleo y periféricos.</text:p>
          </table:table-cell>
          <table:table-cell table:style-name="Table1.B2" office:value-type="string">
            <text:p text:style-name="P28">60</text:p>
          </table:table-cell>
          <table:table-cell table:style-name="Table1.C11" office:value-type="string">
            <text:p text:style-name="P10"/>
          </table:table-cell>
          <table:table-cell table:style-name="Table1.D6" office:value-type="string">
            <text:p text:style-name="P10"/>
          </table:table-cell>
          <table:table-cell table:style-name="Table1.G6" office:value-type="string">
            <text:p text:style-name="P10"/>
          </table:table-cell>
          <table:table-cell table:style-name="Table1.F6" office:value-type="string">
            <text:p text:style-name="P10"/>
          </table:table-cell>
          <table:table-cell table:style-name="Table1.G6" office:value-type="string">
            <text:p text:style-name="P10"/>
          </table:table-cell>
          <table:table-cell table:style-name="Table1.H6" office:value-type="string">
            <text:p text:style-name="P10"/>
          </table:table-cell>
          <table:table-cell table:style-name="Table1.I9" office:value-type="string">
            <text:p text:style-name="P10"/>
          </table:table-cell>
          <table:table-cell table:style-name="Table1.J6" office:value-type="string">
            <text:p text:style-name="P10"/>
          </table:table-cell>
          <table:table-cell table:style-name="Table1.K9" office:value-type="string">
            <text:p text:style-name="P10"/>
          </table:table-cell>
          <table:table-cell table:style-name="Table1.L6" office:value-type="string">
            <text:p text:style-name="P10"/>
          </table:table-cell>
          <table:table-cell table:style-name="Table1.M11" office:value-type="string">
            <text:p text:style-name="P10"/>
          </table:table-cell>
          <table:table-cell table:style-name="Table1.N6" office:value-type="string">
            <text:p text:style-name="P10"/>
          </table:table-cell>
        </table:table-row>
        <table:table-row>
          <table:table-cell table:style-name="Table1.A11" office:value-type="string">
            <text:p text:style-name="P25">5 Investigación, selección e instalación software para desarrollo.</text:p>
          </table:table-cell>
          <table:table-cell table:style-name="Table1.B2" office:value-type="string">
            <text:p text:style-name="P28">100</text:p>
          </table:table-cell>
          <table:table-cell table:style-name="Table1.C11" office:value-type="string">
            <text:p text:style-name="P10"/>
          </table:table-cell>
          <table:table-cell table:style-name="Table1.D7" office:value-type="string">
            <text:p text:style-name="P10"/>
          </table:table-cell>
          <table:table-cell table:style-name="Table1.G7" office:value-type="string">
            <text:p text:style-name="P10"/>
          </table:table-cell>
          <table:table-cell table:style-name="Table1.F7" office:value-type="string">
            <text:p text:style-name="P10"/>
          </table:table-cell>
          <table:table-cell table:style-name="Table1.G7" office:value-type="string">
            <text:p text:style-name="P10"/>
          </table:table-cell>
          <table:table-cell table:style-name="Table1.H7" office:value-type="string">
            <text:p text:style-name="P10"/>
          </table:table-cell>
          <table:table-cell table:style-name="Table1.I9" office:value-type="string">
            <text:p text:style-name="P10"/>
          </table:table-cell>
          <table:table-cell table:style-name="Table1.J7" office:value-type="string">
            <text:p text:style-name="P10"/>
          </table:table-cell>
          <table:table-cell table:style-name="Table1.K9" office:value-type="string">
            <text:p text:style-name="P10"/>
          </table:table-cell>
          <table:table-cell table:style-name="Table1.L7" office:value-type="string">
            <text:p text:style-name="P10"/>
          </table:table-cell>
          <table:table-cell table:style-name="Table1.M11" office:value-type="string">
            <text:p text:style-name="P10"/>
          </table:table-cell>
          <table:table-cell table:style-name="Table1.N7" office:value-type="string">
            <text:p text:style-name="P10"/>
          </table:table-cell>
        </table:table-row>
        <table:table-row>
          <table:table-cell table:style-name="Table1.A11" office:value-type="string">
            <text:p text:style-name="P26">6 Plantear estrategias de diseño software y firmware.</text:p>
          </table:table-cell>
          <table:table-cell table:style-name="Table1.B2" office:value-type="string">
            <text:p text:style-name="P28">70</text:p>
          </table:table-cell>
          <table:table-cell table:style-name="Table1.C11" office:value-type="string">
            <text:p text:style-name="P10"/>
          </table:table-cell>
          <table:table-cell table:style-name="Table1.D8" office:value-type="string">
            <text:p text:style-name="P10"/>
          </table:table-cell>
          <table:table-cell table:style-name="Table1.G8" office:value-type="string">
            <text:p text:style-name="P10"/>
          </table:table-cell>
          <table:table-cell table:style-name="Table1.F8" office:value-type="string">
            <text:p text:style-name="P10"/>
          </table:table-cell>
          <table:table-cell table:style-name="Table1.G8" office:value-type="string">
            <text:p text:style-name="P10"/>
          </table:table-cell>
          <table:table-cell table:style-name="Table1.H8" office:value-type="string">
            <text:p text:style-name="P10"/>
          </table:table-cell>
          <table:table-cell table:style-name="Table1.I9" office:value-type="string">
            <text:p text:style-name="P10"/>
          </table:table-cell>
          <table:table-cell table:style-name="Table1.J8" office:value-type="string">
            <text:p text:style-name="P10"/>
          </table:table-cell>
          <table:table-cell table:style-name="Table1.K9" office:value-type="string">
            <text:p text:style-name="P10"/>
          </table:table-cell>
          <table:table-cell table:style-name="Table1.L8" office:value-type="string">
            <text:p text:style-name="P10"/>
          </table:table-cell>
          <table:table-cell table:style-name="Table1.M11" office:value-type="string">
            <text:p text:style-name="P10"/>
          </table:table-cell>
          <table:table-cell table:style-name="Table1.N8" office:value-type="string">
            <text:p text:style-name="P10"/>
          </table:table-cell>
        </table:table-row>
        <table:table-row>
          <table:table-cell table:style-name="Table1.A11" office:value-type="string">
            <text:p text:style-name="P25">7 Diagramas UML software y firmware.</text:p>
          </table:table-cell>
          <table:table-cell table:style-name="Table1.B2" office:value-type="string">
            <text:p text:style-name="P28">50</text:p>
          </table:table-cell>
          <table:table-cell table:style-name="Table1.C11" office:value-type="string">
            <text:p text:style-name="P10"/>
          </table:table-cell>
          <table:table-cell table:style-name="Table1.D9" office:value-type="string">
            <text:p text:style-name="P10"/>
          </table:table-cell>
          <table:table-cell table:style-name="Table1.G9" office:value-type="string">
            <text:p text:style-name="P10"/>
          </table:table-cell>
          <table:table-cell table:style-name="Table1.F9" office:value-type="string">
            <text:p text:style-name="P10"/>
          </table:table-cell>
          <table:table-cell table:style-name="Table1.G9" office:value-type="string">
            <text:p text:style-name="P10"/>
          </table:table-cell>
          <table:table-cell table:style-name="Table1.H9" office:value-type="string">
            <text:p text:style-name="P10"/>
          </table:table-cell>
          <table:table-cell table:style-name="Table1.I9" office:value-type="string">
            <text:p text:style-name="P10"/>
          </table:table-cell>
          <table:table-cell table:style-name="Table1.J9" office:value-type="string">
            <text:p text:style-name="P10"/>
          </table:table-cell>
          <table:table-cell table:style-name="Table1.K9" office:value-type="string">
            <text:p text:style-name="P10"/>
          </table:table-cell>
          <table:table-cell table:style-name="Table1.L9" office:value-type="string">
            <text:p text:style-name="P10"/>
          </table:table-cell>
          <table:table-cell table:style-name="Table1.M11" office:value-type="string">
            <text:p text:style-name="P10"/>
          </table:table-cell>
          <table:table-cell table:style-name="Table1.N9" office:value-type="string">
            <text:p text:style-name="P10"/>
          </table:table-cell>
        </table:table-row>
        <table:table-row>
          <table:table-cell table:style-name="Table1.A11" office:value-type="string">
            <text:p text:style-name="P25">8 Elaborar software / firmware de prototipo en tarjeta de desarrollo</text:p>
          </table:table-cell>
          <table:table-cell table:style-name="Table1.B2" office:value-type="string">
            <text:p text:style-name="P28">20</text:p>
          </table:table-cell>
          <table:table-cell table:style-name="Table1.C11" office:value-type="string">
            <text:p text:style-name="P10"/>
          </table:table-cell>
          <table:table-cell table:style-name="Table1.D10" office:value-type="string">
            <text:p text:style-name="P10"/>
          </table:table-cell>
          <table:table-cell table:style-name="Table1.G11" office:value-type="string">
            <text:p text:style-name="P10"/>
          </table:table-cell>
          <table:table-cell table:style-name="Table1.F10" office:value-type="string">
            <text:p text:style-name="P10"/>
          </table:table-cell>
          <table:table-cell table:style-name="Table1.G10" office:value-type="string">
            <text:p text:style-name="P10"/>
          </table:table-cell>
          <table:table-cell table:style-name="Table1.H10" office:value-type="string">
            <text:p text:style-name="P10"/>
          </table:table-cell>
          <table:table-cell table:style-name="Table1.I10" office:value-type="string">
            <text:p text:style-name="P10"/>
          </table:table-cell>
          <table:table-cell table:style-name="Table1.J10" office:value-type="string">
            <text:p text:style-name="P10"/>
          </table:table-cell>
          <table:table-cell table:style-name="Table1.K10" office:value-type="string">
            <text:p text:style-name="P10"/>
          </table:table-cell>
          <table:table-cell table:style-name="Table1.L10" office:value-type="string">
            <text:p text:style-name="P10"/>
          </table:table-cell>
          <table:table-cell table:style-name="Table1.M11" office:value-type="string">
            <text:p text:style-name="P10"/>
          </table:table-cell>
          <table:table-cell table:style-name="Table1.N10" office:value-type="string">
            <text:p text:style-name="P10"/>
          </table:table-cell>
        </table:table-row>
        <table:table-row>
          <table:table-cell table:style-name="Table1.A11" office:value-type="string">
            <text:p text:style-name="P26">10 Elaborar PCB de módulos individuales.</text:p>
          </table:table-cell>
          <table:table-cell table:style-name="Table1.B2" office:value-type="string">
            <text:p text:style-name="P28">0</text:p>
          </table:table-cell>
          <table:table-cell table:style-name="Table1.C11" office:value-type="string">
            <text:p text:style-name="P10"/>
          </table:table-cell>
          <table:table-cell table:style-name="Table1.D11" office:value-type="string">
            <text:p text:style-name="P10"/>
          </table:table-cell>
          <table:table-cell table:style-name="Table1.G11" office:value-type="string">
            <text:p text:style-name="P10"/>
          </table:table-cell>
          <table:table-cell table:style-name="Table1.F11" office:value-type="string">
            <text:p text:style-name="P10"/>
          </table:table-cell>
          <table:table-cell table:style-name="Table1.G11" office:value-type="string">
            <text:p text:style-name="P10"/>
          </table:table-cell>
          <table:table-cell table:style-name="Table1.H11" office:value-type="string">
            <text:p text:style-name="P10"/>
          </table:table-cell>
          <table:table-cell table:style-name="Table1.I11" office:value-type="string">
            <text:p text:style-name="P10"/>
          </table:table-cell>
          <table:table-cell table:style-name="Table1.J11" office:value-type="string">
            <text:p text:style-name="P10"/>
          </table:table-cell>
          <table:table-cell table:style-name="Table1.K11" office:value-type="string">
            <text:p text:style-name="P10"/>
          </table:table-cell>
          <table:table-cell table:style-name="Table1.L11" office:value-type="string">
            <text:p text:style-name="P10"/>
          </table:table-cell>
          <table:table-cell table:style-name="Table1.M11" office:value-type="string">
            <text:p text:style-name="P10"/>
          </table:table-cell>
          <table:table-cell table:style-name="Table1.N11" office:value-type="string">
            <text:p text:style-name="P10"/>
          </table:table-cell>
        </table:table-row>
        <table:table-row>
          <table:table-cell table:style-name="Table1.A12" office:value-type="string">
            <text:p text:style-name="P26">11 Elaborar PCB de prototipo.</text:p>
          </table:table-cell>
          <table:table-cell table:style-name="Table1.B2" office:value-type="string">
            <text:p text:style-name="P28">0</text:p>
          </table:table-cell>
          <table:table-cell table:style-name="Table1.C12" office:value-type="string">
            <text:p text:style-name="P10"/>
          </table:table-cell>
          <table:table-cell table:style-name="Table1.D12" office:value-type="string">
            <text:p text:style-name="P10"/>
          </table:table-cell>
          <table:table-cell table:style-name="Table1.G12" office:value-type="string">
            <text:p text:style-name="P10"/>
          </table:table-cell>
          <table:table-cell table:style-name="Table1.F12" office:value-type="string">
            <text:p text:style-name="P10"/>
          </table:table-cell>
          <table:table-cell table:style-name="Table1.G12" office:value-type="string">
            <text:p text:style-name="P10"/>
          </table:table-cell>
          <table:table-cell table:style-name="Table1.H12" office:value-type="string">
            <text:p text:style-name="P10"/>
          </table:table-cell>
          <table:table-cell table:style-name="Table1.I12" office:value-type="string">
            <text:p text:style-name="P10"/>
          </table:table-cell>
          <table:table-cell table:style-name="Table1.J12" office:value-type="string">
            <text:p text:style-name="P10"/>
          </table:table-cell>
          <table:table-cell table:style-name="Table1.K12" office:value-type="string">
            <text:p text:style-name="P10"/>
          </table:table-cell>
          <table:table-cell table:style-name="Table1.L12" office:value-type="string">
            <text:p text:style-name="P10"/>
          </table:table-cell>
          <table:table-cell table:style-name="Table1.M12" office:value-type="string">
            <text:p text:style-name="P10"/>
          </table:table-cell>
          <table:table-cell table:style-name="Table1.N12" office:value-type="string">
            <text:p text:style-name="P10"/>
          </table:table-cell>
        </table:table-row>
      </table:table>
      <text:p text:style-name="P5"/>
      <text:h text:style-name="Heading_20_3" text:outline-level="3"/>
      <text:p text:style-name="Text_20_body"/>
      <text:h text:style-name="Heading_20_3" text:outline-level="3"/>
      <text:p text:style-name="Text_20_body"/>
      <text:h text:style-name="Heading_20_3" text:outline-level="3"><text:soft-page-break/>Suspensiones de actividad + ausencias</text:h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2" office:value-type="string">
            <text:p text:style-name="P21"/>
          </table:table-cell>
          <table:covered-table-cell/>
          <table:table-cell table:style-name="Table2.A1" office:value-type="string">
            <text:p text:style-name="P17">Días</text:p>
          </table:table-cell>
          <table:table-cell table:style-name="Table2.D1" office:value-type="string">
            <text:p text:style-name="P16">Horas</text:p>
          </table:table-cell>
        </table:table-row>
        <table:table-row>
          <table:table-cell table:style-name="Table2.A2" table:number-rows-spanned="2" office:value-type="string">
            <text:p text:style-name="P23">Suspensión de actividades</text:p>
            <text:p text:style-name="P23"><text:s/>en el Cendit</text:p>
          </table:table-cell>
          <table:table-cell table:style-name="Table2.A2" office:value-type="string">
            <text:p text:style-name="P22">Medio día</text:p>
          </table:table-cell>
          <table:table-cell table:style-name="Table2.A2" office:value-type="string">
            <text:p text:style-name="P22">14</text:p>
          </table:table-cell>
          <table:table-cell table:style-name="Table2.D2" office:value-type="string">
            <text:p text:style-name="P13">56</text:p>
          </table:table-cell>
        </table:table-row>
        <table:table-row>
          <table:covered-table-cell/>
          <table:table-cell table:style-name="Table2.A2" office:value-type="string">
            <text:p text:style-name="P22">Todo el día</text:p>
          </table:table-cell>
          <table:table-cell table:style-name="Table2.A2" office:value-type="string">
            <text:p text:style-name="P22">1</text:p>
          </table:table-cell>
          <table:table-cell table:style-name="Table2.D2" office:value-type="string">
            <text:p text:style-name="P13">8</text:p>
          </table:table-cell>
        </table:table-row>
        <table:table-row>
          <table:table-cell table:style-name="Table2.A2" office:value-type="string">
            <text:p text:style-name="P23">Por motivos personales</text:p>
          </table:table-cell>
          <table:table-cell table:style-name="Table2.A2" office:value-type="string">
            <text:p text:style-name="P22">Ausencias</text:p>
          </table:table-cell>
          <table:table-cell table:style-name="Table2.A2" office:value-type="string">
            <text:p text:style-name="P22">6</text:p>
          </table:table-cell>
          <table:table-cell table:style-name="Table2.D2" office:value-type="string">
            <text:p text:style-name="P13">48</text:p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table:number-columns-spanned="2" office:value-type="string">
            <text:p text:style-name="P16">Total en horas</text:p>
          </table:table-cell>
          <table:covered-table-cell/>
          <table:table-cell table:style-name="Table2.D2" office:value-type="string">
            <text:p text:style-name="P13">112</text:p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4" office:value-type="string">
            <text:p text:style-name="P18">TEG – Fase 2 – Contabilidad horaria (hasta el 16 de Junio 2017)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9">Item</text:p>
          </table:table-cell>
          <table:table-cell table:style-name="Table3.A2" office:value-type="string">
            <text:p text:style-name="P19">Descripción</text:p>
          </table:table-cell>
          <table:table-cell table:style-name="Table3.A2" office:value-type="string">
            <text:p text:style-name="P20">Horas</text:p>
          </table:table-cell>
          <table:table-cell table:style-name="Table3.D2" office:value-type="string">
            <text:p text:style-name="P20">Semanas</text:p>
          </table:table-cell>
        </table:table-row>
        <table:table-row>
          <table:table-cell table:style-name="Table3.A2" office:value-type="string">
            <text:p text:style-name="P14">A</text:p>
          </table:table-cell>
          <table:table-cell table:style-name="Table3.A2" office:value-type="string">
            <text:p text:style-name="P14">Horas a cumplir, en teoría</text:p>
          </table:table-cell>
          <table:table-cell table:style-name="Table3.A2" office:value-type="string">
            <text:p text:style-name="P14">480</text:p>
          </table:table-cell>
          <table:table-cell table:style-name="Table3.D2" office:value-type="string">
            <text:p text:style-name="P14">12</text:p>
          </table:table-cell>
        </table:table-row>
        <table:table-row>
          <table:table-cell table:style-name="Table3.A2" office:value-type="string">
            <text:p text:style-name="P14">B</text:p>
          </table:table-cell>
          <table:table-cell table:style-name="Table3.A2" office:value-type="string">
            <text:p text:style-name="P14">Horas hasta hoy, en teoría</text:p>
          </table:table-cell>
          <table:table-cell table:style-name="Table3.A2" office:value-type="string">
            <text:p text:style-name="P14">320</text:p>
          </table:table-cell>
          <table:table-cell table:style-name="Table3.D2" office:value-type="string">
            <text:p text:style-name="P15">8</text:p>
          </table:table-cell>
        </table:table-row>
        <table:table-row>
          <table:table-cell table:style-name="Table3.A2" office:value-type="string">
            <text:p text:style-name="P14">C</text:p>
          </table:table-cell>
          <table:table-cell table:style-name="Table3.A2" office:value-type="string">
            <text:p text:style-name="P14">Horas faltantes</text:p>
          </table:table-cell>
          <table:table-cell table:style-name="Table3.A2" office:value-type="string">
            <text:p text:style-name="P14">112</text:p>
          </table:table-cell>
          <table:table-cell table:style-name="Table3.D2" office:value-type="string">
            <text:p text:style-name="P14">2,8</text:p>
          </table:table-cell>
        </table:table-row>
        <table:table-row>
          <table:table-cell table:style-name="Table3.A2" office:value-type="string">
            <text:p text:style-name="P14">D</text:p>
          </table:table-cell>
          <table:table-cell table:style-name="Table3.A2" office:value-type="string">
            <text:p text:style-name="P14">Horas cumplidas (B - C)</text:p>
          </table:table-cell>
          <table:table-cell table:style-name="Table3.A2" office:value-type="string">
            <text:p text:style-name="P14">208</text:p>
          </table:table-cell>
          <table:table-cell table:style-name="Table3.D2" office:value-type="string">
            <text:p text:style-name="P14">5,2</text:p>
          </table:table-cell>
        </table:table-row>
        <table:table-row>
          <table:table-cell table:style-name="Table3.A2" office:value-type="string">
            <text:p text:style-name="P15">E</text:p>
          </table:table-cell>
          <table:table-cell table:style-name="Table3.A2" office:value-type="string">
            <text:p text:style-name="P15">Horas por cumplir (A - D)</text:p>
          </table:table-cell>
          <table:table-cell table:style-name="Table3.A2" office:value-type="string">
            <text:p text:style-name="P15">272</text:p>
          </table:table-cell>
          <table:table-cell table:style-name="Table3.D2" office:value-type="string">
            <text:p text:style-name="P15">6,8</text:p>
          </table:table-cell>
        </table:table-row>
      </table:table>
      <text:p text:style-name="P2"/>
      <text:p text:style-name="P3"/>
      <text:p text:style-name="P1">Tareas realizadas, desde la última reunión</text:p>
      <text:p text:style-name="P6"/>
      <text:list xml:id="list3771211912656429844" text:style-name="L1">
        <text:list-item>
          <text:p text:style-name="P49">Lectura y documentación bus <text:span text:style-name="T13">GPIB</text:span>.</text:p>
        </text:list-item>
        <text:list-item>
          <text:p text:style-name="P49">Investigación y pruebas con librerías <text:span text:style-name="T13">NI-VISA</text:span></text:p>
        </text:list-item>
        <text:list-item>
          <text:p text:style-name="P49">Investigación y pruebas con librerías <text:span text:style-name="T13">GPIB</text:span></text:p>
        </text:list-item>
        <text:list-item>
          <text:p text:style-name="P49">Investigación y pruebas con librerías <text:span text:style-name="T13">VXI-11</text:span></text:p>
        </text:list-item>
        <text:list-item>
          <text:p text:style-name="P49">Investigación desarrollo aplicaciones con<text:span text:style-name="T13"> JavaFX</text:span></text:p>
        </text:list-item>
        <text:list-item>
          <text:p text:style-name="P49">Investigación y desarrollo <text:span text:style-name="T13">JNA</text:span>, <text:span text:style-name="T16">Java Native Access</text:span></text:p>
        </text:list-item>
        <text:list-item>
          <text:p text:style-name="P51"><text:span text:style-name="T17">I</text:span>nvestigación librería iText (generación de documentos pdf en Java)</text:p>
        </text:list-item>
        <text:list-item>
          <text:p text:style-name="P52">Lectura de documentos sobre gestión de software</text:p>
        </text:list-item>
        <text:list-item>
          <text:p text:style-name="P54">Exposición relativa a figura de ruido y su medición para K. Moncada y <text:s/>J. Rodríguez</text:p>
        </text:list-item>
        <text:list-item>
          <text:p text:style-name="P54">Captura de requisitos de aplicación, sugerencias de K. Moncada y J. Rodríguez.</text:p>
        </text:list-item>
        <text:list-item>
          <text:p text:style-name="P52">Inicia documento Especificación de Requerimientos de Software</text:p>
        </text:list-item>
        <text:list-item>
          <text:p text:style-name="P49">Para la aplicación de software, <text:span text:style-name="T13">CenditLab</text:span></text:p>
        </text:list-item>
      </text:list>
      <text:list xml:id="list1562864842212225594" text:style-name="L2">
        <text:list-item>
          <text:p text:style-name="P55">Modelado UML (inicialmente a nivel de paquetes)</text:p>
        </text:list-item>
        <text:list-item>
          <text:p text:style-name="P56">Modelado gŕafico de U<text:span text:style-name="T18">I</text:span></text:p>
        </text:list-item>
      </text:list>
      <text:list xml:id="list125513965200652" text:continue-list="list3771211912656429844" text:style-name="L1">
        <text:list-item>
          <text:p text:style-name="P50">Comienza el desarrollo de la aplicación CenditLab</text:p>
        </text:list-item>
        <text:list-item>
          <text:p text:style-name="P52">Acceso JNA a librerías GPIB instaladas en SO</text:p>
        </text:list-item>
        <text:list-item>
          <text:p text:style-name="P53"><text:soft-page-break/>Selección de componentes para fuente de alimentación</text:p>
        </text:list-item>
        <text:list-item>
          <text:p text:style-name="P53">Solicitud de componentes</text:p>
        </text:list-item>
      </text:list>
      <text:list xml:id="list620402060140829883" text:style-name="L3">
        <text:list-item>
          <text:p text:style-name="P57"><text:span text:style-name="T4">ICs</text:span><text:span text:style-name="T2"> </text:span><text:span text:style-name="Emphasis"><text:span text:style-name="T2">SMPS</text:span></text:span><text:span text:style-name="T2"> Power Management </text:span><text:span text:style-name="T10">(f</text:span><text:span text:style-name="T4">uente de alimentación)</text:span></text:p>
        </text:list-item>
        <text:list-item>
          <text:p text:style-name="P57"><text:span text:style-name="T5">R</text:span><text:span text:style-name="T4">esistores, capacitores </text:span></text:p>
        </text:list-item>
      </text:list>
      <text:list xml:id="list1149334365379362345" text:style-name="L4">
        <text:list-item>
          <text:p text:style-name="P58"><text:span text:style-name="T5">C</text:span><text:span text:style-name="T4">onectores </text:span><text:span text:style-name="T7">mini PCI, </text:span><text:span text:style-name="T6">SATA, </text:span><text:span text:style-name="T4">mSATA para PCB</text:span></text:p>
        </text:list-item>
      </text:list>
      <text:list xml:id="list3200230391983390220" text:style-name="L5">
        <text:list-item>
          <text:p text:style-name="P59"><text:span text:style-name="T8">Desarrollo</text:span><text:span text:style-name="T3"> de </text:span><text:span text:style-name="T8">un </text:span><text:span text:style-name="T11">script bash</text:span><text:span text:style-name="T3">, para carga </text:span><text:span text:style-name="T9">automática</text:span><text:span text:style-name="T3"> del firmware en el adaptador UD</text:span></text:p>
        </text:list-item>
      </text:list>
      <text:list xml:id="list125514031595992" text:continue-list="list1149334365379362345" text:style-name="L4">
        <text:list-header>
          <text:p text:style-name="P60"/>
        </text:list-header>
      </text:list>
      <text:p text:style-name="P29">Resultado de la reunión</text:p>
      <text:p text:style-name="P32"><text:bookmark-start text:name="__DdeLink__5620_823756255"/>Sof<text:span text:style-name="T27">t</text:span>ware para la <text:span text:style-name="T27">Gestión</text:span> de <text:span text:style-name="T27">Medición</text:span> de Figura de Ruido <text:span text:style-name="T27">(</text:span><text:span text:style-name="T19">GMFR</text:span><text:span text:style-name="T20">)</text:span><text:bookmark-end text:name="__DdeLink__5620_823756255"/></text:p>
      <text:p text:style-name="P38"/>
      <text:p text:style-name="P30"><text:span text:style-name="T20">O</text:span><text:span text:style-name="T19">bservación Pedro Ruiz</text:span></text:p>
      <text:p text:style-name="P31">Secuencia de trabajo</text:p>
      <text:p text:style-name="P33"><text:span text:style-name="T21">Opción de acceso inicial, </text:span><text:span text:style-name="T19">Instalación de software </text:span><text:span text:style-name="T21">+ claves criptográficas</text:span></text:p>
      <text:p text:style-name="P39">Reconocer inicial del hardware, rutina inicial macro general</text:p>
      <text:p text:style-name="P39">Luego se realizan configuraciones básicas, puertos y mediciones a realizar (pantlla configuración de hardware: scan de hardware, el sof<text:span text:style-name="T29">t</text:span>ware trabaja con clase de instrumentos). </text:p>
      <text:p text:style-name="P34"><text:span text:style-name="T19">Revisión que se dispong</text:span><text:span text:style-name="T22">a </text:span><text:span text:style-name="T19">el soporte de har</text:span><text:span text:style-name="T26">d</text:span><text:span text:style-name="T19">ware necesario. Clases de instrumentos.</text:span></text:p>
      <text:p text:style-name="P35"><text:span text:style-name="T19">Fases: Fase 1 diagnostico instrumentos, </text:span><text:span text:style-name="T23">Fase configuración medición, </text:span><text:span text:style-name="T19">Fase </text:span><text:span text:style-name="T23">3</text:span><text:span text:style-name="T19"> medición, </text:span></text:p>
      <text:p text:style-name="P41">Configuración de medición es distinta de configuración de dispositivos.</text:p>
      <text:p text:style-name="P39"/>
      <text:p text:style-name="P42">Fase 3, inicia con configuración (tiempo de muestreo), luego revisión y luego arranca la medición. </text:p>
      <text:p text:style-name="P42">Medición cíclicas o temporales (comando run).</text:p>
      <text:p text:style-name="P42">Configuración de medición estructurar la salida, documentos.</text:p>
      <text:p text:style-name="P42"/>
      <text:p text:style-name="P43">Primer escenario desarrollo, se realiza la parte Ad-Hoc (la que no requiere prog de parte del usuario)</text:p>
      <text:p text:style-name="P43">Ciclo de uso de la aplicación: El usuario sera llevado por el proceso de la secuencia de medición, búsqueda inst, configuración, calibración (con configuración), medición (con configuración).</text:p>
      <text:p text:style-name="P43"/>
      <text:p text:style-name="P43">Plus: programabilidad para el usuario (mediciones customizadas). </text:p>
      <text:p text:style-name="P43"/>
      <text:p text:style-name="P44">Aclarar términos: Sesión de medición, </text:p>
      <text:p text:style-name="P44"/>
      <text:p text:style-name="P44"/>
      <text:p text:style-name="P45">Fase de medición: <text:s/>1) Configuración, 2) Medición (ejecución) 3) Presentación de resultados</text:p>
      <text:p text:style-name="P45">1) calibración 2) Figura de ruido. Sub fases: configuración + resultados. 3) Ejecución</text:p>
      <text:p text:style-name="P45">Calibración: ancho de banda.</text:p>
      <text:p text:style-name="P45">Generación de resultados: variantes <text:s/>reportes o archivos</text:p>
      <text:p text:style-name="P45"/>
      <text:p text:style-name="P36"><text:soft-page-break/><text:span text:style-name="T28">Documentar: </text:span><text:span text:style-name="T19">Documentación Instrucción de Trabajo y Practica Operativa: proceso de configura el adaptador GPIB/USB. </text:span><text:span text:style-name="T24">Más proceso de verificación de funcionamiento.</text:span><text:span text:style-name="T19"> Son formatos que posea Ceimar</text:span></text:p>
      <text:p text:style-name="P40"/>
      <text:p text:style-name="P37"><text:span text:style-name="T21">T</text:span><text:span text:style-name="T19">area de </text:span><text:span text:style-name="T25">medición</text:span><text:span text:style-name="T19"> modo real y simulación</text:span></text:p>
      <text:p text:style-name="P46"><text:s/></text:p>
      <text:p text:style-name="P47">Configuración rangos en medición y rangos en documento salida.</text:p>
      <text:p text:style-name="P47"/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2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2m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="Droid Sans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mm" fo:margin-bottom="1.06mm" style:contextual-spacing="true" style:writing-mode="page"/>
      <style:text-properties style:font-name="Droid Sans1" fo:font-family="'Droid Sans'" style:font-style-name="Bold" style:font-family-generic="swiss" style:font-pitch="variable" fo:font-size="14pt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mm" fo:margin-bottom="1.06mm" style:contextual-spacing="false" style:writing-mode="page"/>
      <style:text-properties style:font-name="Droid Sans1" fo:font-family="'Droid Sans'" style:font-style-name="Bold" style:font-family-generic="swiss" style:font-pitch="variable" fo:font-size="90%" fo:font-weight="bold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mm" fo:margin-bottom="1.06mm" style:contextual-spacing="true" style:writing-mode="page"/>
      <style:text-properties style:font-name="Droid Sans1" fo:font-family="'Droid Sans'" style:font-style-name="Bold" style:font-family-generic="swiss" style:font-pitch="variable" fo:font-size="80%" fo:font-weight="bold" style:font-size-asian="101%" style:font-weight-asian="bold" style:font-size-complex="101%" style:font-weight-complex="normal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.5pt" style:font-size-asian="10.5pt" style:text-rotation-angle="90" style:text-rotation-scale="line-height" fo:hyphenate="false" fo:hyphenation-remain-char-count="2" fo:hyphenation-push-char-count="2"/>
    </style:style>
    <style:style style:name="Titulo_20_2" style:display-name="Titulo 2" style:family="paragraph">
      <style:paragraph-properties fo:margin-top="0mm" fo:margin-bottom="1.76mm" style:contextual-spacing="false" fo:hyphenation-ladder-count="no-limit"/>
      <style:text-properties style:font-name="Arial" fo:font-family="Arial" style:font-family-generic="swiss" style:font-pitch="variable" fo:font-size="10.5pt" fo:font-weight="bold" style:font-name-asian="Arial" style:font-family-asian="Arial" style:font-family-generic-asian="swiss" style:font-pitch-asian="variable" style:font-size-asian="10.5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06:43:34.500501490</meta:creation-date>
    <meta:generator>LibreOffice/4.2.8.2$Linux_x86 LibreOffice_project/420m0$Build-2</meta:generator>
    <dc:date>2017-07-06T12:55:06.773923741</dc:date>
    <meta:editing-duration>PT5H52M46S</meta:editing-duration>
    <meta:editing-cycles>50</meta:editing-cycles>
    <meta:document-statistic meta:table-count="3" meta:image-count="0" meta:object-count="0" meta:page-count="4" meta:paragraph-count="134" meta:word-count="664" meta:character-count="4121" meta:non-whitespace-character-count="3597"/>
  </office:meta>
</office:document-meta>
</file>